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3.9cm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3.8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 fo:min-height="5.35cm" fo:min-width="7.7cm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4.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05cm" fo:min-width="3cm"/>
    </style:style>
    <style:style style:name="gr9" style:family="graphic" style:parent-style-name="standard">
      <style:graphic-properties draw:stroke="none" svg:stroke-color="#000000" draw:fill="none" draw:fill-color="#ffffff" fo:min-height="0.35cm"/>
    </style:style>
    <style:style style:name="gr10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xml:id="id3" draw:id="id3" draw:layer="layout" svg:width="4.5cm" svg:height="1.3cm" svg:x="2.601cm" svg:y="7.3cm">
            <text:p text:style-name="P1"><text:span text:style-name="T1">Verifica Colisões</text:span></text:p>
            <text:p text:style-name="P1"><text:span text:style-name="T1">Calcula Posições Prévia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" draw:id="id1" draw:layer="layout" svg:width="4.4cm" svg:height="1.3cm" svg:x="2.601cm" svg:y="2.3cm">
            <text:p text:style-name="P1"><text:span text:style-name="T1">Gera Malha2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2" draw:id="id2" draw:layer="layout" svg:width="4.5cm" svg:height="1.3cm" svg:x="2.601cm" svg:y="4.9cm">
            <text:p text:style-name="P1"><text:span text:style-name="T1">Movimenta Objeto 3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4" draw:id="id4" draw:layer="layout" svg:width="4.3cm" svg:height="1.3cm" svg:x="18.001cm" svg:y="4.5cm">
            <text:p text:style-name="P1"><text:span text:style-name="T1">Calcula Posição Final</text:span></text:p>
            <text:p text:style-name="P1"><text:span text:style-name="T1">Calcula Velocidade Final</text:span></text:p>
            <draw:enhanced-geometry svg:viewBox="0 0 21600 21600" draw:type="rectangle" draw:enhanced-path="M 0 0 L 21600 0 21600 21600 0 21600 0 0 Z N"/>
          </draw:custom-shape>
          <draw:connector draw:style-name="gr4" draw:text-style-name="P2" draw:layer="layout" svg:x1="7.001cm" svg:y1="2.95cm" svg:x2="2.601cm" svg:y2="5.55cm" draw:start-shape="id1" draw:start-glue-point="1" draw:end-shape="id2" draw:end-glue-point="3" svg:d="M7001 2950h501v1300h-5402v1300h501" svg:viewBox="0 0 5403 2601">
            <text:p/>
          </draw:connector>
          <draw:connector draw:style-name="gr4" draw:text-style-name="P2" draw:layer="layout" svg:x1="7.101cm" svg:y1="5.55cm" svg:x2="2.601cm" svg:y2="7.95cm" draw:start-shape="id2" draw:start-glue-point="1" draw:end-shape="id3" draw:end-glue-point="3" svg:d="M7101 5550h501v1200h-5502v1200h501" svg:viewBox="0 0 5503 2401">
            <text:p/>
          </draw:connector>
          <draw:custom-shape draw:style-name="gr5" draw:text-style-name="P3" xml:id="id6" draw:id="id6" draw:layer="layout" svg:width="8.2cm" svg:height="5.6cm" svg:x="8.401cm" svg:y="2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5.2cm" svg:height="1.3cm" svg:x="8.701cm" svg:y="3cm">
            <text:p text:style-name="P1"><text:span text:style-name="T1">Ajusta Posições partição 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5.2cm" svg:height="1.3cm" svg:x="9.201cm" svg:y="4cm">
            <text:p text:style-name="P1"><text:span text:style-name="T1">Ajusta Posições partição 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5.2cm" svg:height="1.3cm" svg:x="9.801cm" svg:y="5.1cm">
            <text:p text:style-name="P1"><text:span text:style-name="T1">Ajusta Posições partição 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5.2cm" svg:height="1.3cm" svg:x="10.401cm" svg:y="6.2cm">
            <text:p text:style-name="P1"><text:span text:style-name="T1">Ajusta Posições partição 4</text:span></text:p>
            <draw:enhanced-geometry svg:viewBox="0 0 21600 21600" draw:type="rectangle" draw:enhanced-path="M 0 0 L 21600 0 21600 21600 0 21600 0 0 Z N"/>
          </draw:custom-shape>
          <draw:connector draw:style-name="gr7" draw:text-style-name="P4" draw:layer="layout" draw:type="line" svg:x1="16.601cm" svg:y1="5.75cm" svg:x2="16.601cm" svg:y2="5.75cm" svg:d="M16601 5750z" svg:viewBox="0 0 1 1">
            <text:p/>
          </draw:connector>
          <draw:custom-shape draw:style-name="gr8" draw:text-style-name="P1" xml:id="id5" draw:id="id5" draw:layer="layout" svg:width="3.5cm" svg:height="1.3cm" svg:x="23.301cm" svg:y="4.5cm">
            <text:p text:style-name="P1"><text:span text:style-name="T1">Renderização</text:span></text:p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3.4cm" svg:height="0.641cm" svg:x="18.201cm" svg:y="5.9cm">
            <draw:text-box>
              <text:p text:style-name="P5"><text:span text:style-name="T2">Compute Shader</text:span></text:p>
            </draw:text-box>
          </draw:frame>
          <draw:connector draw:style-name="gr4" draw:text-style-name="P2" draw:layer="layout" svg:x1="16.601cm" svg:y1="5.75cm" svg:x2="18.001cm" svg:y2="5.15cm" draw:end-shape="id4" draw:end-glue-point="3" svg:d="M16601 5750h450v-600h950" svg:viewBox="0 0 1401 601">
            <text:p/>
          </draw:connector>
          <draw:connector draw:style-name="gr4" draw:text-style-name="P2" draw:layer="layout" svg:x1="22.301cm" svg:y1="5.15cm" svg:x2="23.301cm" svg:y2="5.15cm" draw:start-shape="id4" draw:start-glue-point="1" draw:end-shape="id5" draw:end-glue-point="3" svg:d="M22301 5150h1000" svg:viewBox="0 0 1001 1">
            <text:p/>
          </draw:connector>
          <draw:connector draw:style-name="gr4" draw:text-style-name="P2" draw:layer="layout" svg:x1="7.101cm" svg:y1="7.95cm" svg:x2="12.501cm" svg:y2="2.5cm" draw:start-shape="id3" draw:start-glue-point="1" draw:end-shape="id6" draw:end-glue-point="0" svg:d="M7101 7950h650v-5951h4750v501" svg:viewBox="0 0 5401 5952">
            <text:p/>
          </draw:connector>
          <draw:frame draw:style-name="gr10" draw:text-style-name="P6" draw:layer="layout" svg:width="3.4cm" svg:height="0.7cm" svg:x="10.601cm" svg:y="8.2cm">
            <draw:text-box>
              <text:p text:style-name="P5"><text:span text:style-name="T2">Compute Shader</text:span></text:p>
            </draw:text-box>
          </draw:frame>
          <draw:frame draw:style-name="gr10" draw:text-style-name="P6" draw:layer="layout" svg:width="3.4cm" svg:height="0.7cm" svg:x="3.101cm" svg:y="8.7cm">
            <draw:text-box>
              <text:p text:style-name="P5"><text:span text:style-name="T2">Compute Shad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23:07:32.134000000</meta:creation-date>
    <dc:date>2018-10-07T23:41:32.096000000</dc:date>
    <meta:editing-duration>PT11M36S</meta:editing-duration>
    <meta:editing-cycles>2</meta:editing-cycles>
    <meta:generator>LibreOffice/5.3.3.2$Windows_x86 LibreOffice_project/3d9a8b4b4e538a85e0782bd6c2d430bafe583448</meta:generator>
    <meta:document-statistic meta:object-count="20"/>
  </office:meta>
</office:document-meta>
</file>